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722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648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1"/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5"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otes" table:style-name="ta1">
        <table:table-column table:style-name="co4" table:default-cell-style-name="ce3"/>
        <table:table-column table:style-name="co12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2:34:07.857650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0.1$Linux_X86_64 LibreOffice_project/520$Build-1</meta:generator>
    <dc:date>2025-02-17T14:14:28.434173489</dc:date>
    <meta:editing-duration>PT2H57M36S</meta:editing-duration>
    <meta:editing-cycles>37</meta:editing-cycles>
    <meta:document-statistic meta:table-count="2" meta:cell-count="140" meta:object-count="0"/>
  </office:meta>
</office:document-meta>
</file>